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8-14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10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18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14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08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11 1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2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05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20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15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22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06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06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29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25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23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10 1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31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20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23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10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17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10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06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06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24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22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1-3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1-1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1-05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8-01-03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20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23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17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723092171801</text:p>
          </table:table-cell>
          <table:table-cell office:value-type="string" calcext:value-type="string">
            <text:p>2016-10-25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8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01" meta:object-count="0"/>
    <meta:user-defined meta:name="AppVersion">3.0</meta:user-defined>
  </office:meta>
</office:document-meta>
</file>